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 PL UMing CN" svg:font-family="'AR PL UMing CN'"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d475e" officeooo:paragraph-rsid="000d475e"/>
    </style:style>
    <style:style style:name="P2" style:family="paragraph" style:parent-style-name="Standard">
      <style:paragraph-properties fo:text-align="center" style:justify-single-word="false"/>
      <style:text-properties style:text-underline-style="solid" style:text-underline-width="auto" style:text-underline-color="font-color" officeooo:rsid="000d475e" officeooo:paragraph-rsid="000d475e"/>
    </style:style>
    <style:style style:name="P3" style:family="paragraph" style:parent-style-name="Standard">
      <style:paragraph-properties fo:text-align="start" style:justify-single-word="false"/>
      <style:text-properties style:text-underline-style="solid" style:text-underline-width="auto" style:text-underline-color="font-color" officeooo:rsid="000f2495" officeooo:paragraph-rsid="000f2495"/>
    </style:style>
    <style:style style:name="P4" style:family="paragraph" style:parent-style-name="Standard">
      <style:paragraph-properties fo:text-align="start" style:justify-single-word="false"/>
      <style:text-properties style:text-underline-style="none" officeooo:rsid="000f2495" officeooo:paragraph-rsid="000f2495"/>
    </style:style>
    <style:style style:name="P5" style:family="paragraph" style:parent-style-name="Standard" style:list-style-name="L2">
      <style:paragraph-properties fo:text-align="start" style:justify-single-word="false"/>
      <style:text-properties style:text-underline-style="none" officeooo:rsid="000f2495" officeooo:paragraph-rsid="000f2495"/>
    </style:style>
    <style:style style:name="P6" style:family="paragraph" style:parent-style-name="Standard" style:list-style-name="L7">
      <style:paragraph-properties fo:text-align="start" style:justify-single-word="false"/>
      <style:text-properties style:text-underline-style="none" officeooo:rsid="000f2495" officeooo:paragraph-rsid="00160e24"/>
    </style:style>
    <style:style style:name="P7" style:family="paragraph" style:parent-style-name="Standard" style:list-style-name="L3">
      <style:paragraph-properties fo:text-align="start" style:justify-single-word="false"/>
      <style:text-properties style:text-underline-style="none" officeooo:rsid="000f2add" officeooo:paragraph-rsid="000f2add"/>
    </style:style>
    <style:style style:name="P8" style:family="paragraph" style:parent-style-name="Standard" style:list-style-name="L5">
      <style:paragraph-properties fo:text-align="start" style:justify-single-word="false"/>
      <style:text-properties style:text-underline-style="none" officeooo:rsid="001176d5" officeooo:paragraph-rsid="001176d5"/>
    </style:style>
    <style:style style:name="P9" style:family="paragraph" style:parent-style-name="Standard" style:list-style-name="L7">
      <style:paragraph-properties fo:text-align="start" style:justify-single-word="false"/>
      <style:text-properties officeooo:paragraph-rsid="000f2495"/>
    </style:style>
    <style:style style:name="P10" style:family="paragraph" style:parent-style-name="Standard">
      <style:paragraph-properties fo:text-align="center" style:justify-single-word="false"/>
      <style:text-properties fo:font-size="28pt" style:text-underline-style="solid" style:text-underline-width="auto" style:text-underline-color="font-color" fo:font-weight="bold" officeooo:rsid="000d475e" officeooo:paragraph-rsid="000d475e" style:font-size-asian="28pt" style:font-weight-asian="bold" style:font-size-complex="28pt" style:font-weight-complex="bold"/>
    </style:style>
    <style:style style:name="P11" style:family="paragraph" style:parent-style-name="Standard">
      <style:paragraph-properties fo:text-align="start" style:justify-single-word="false"/>
      <style:text-properties fo:font-style="italic" style:text-underline-style="none" officeooo:rsid="00131d53" officeooo:paragraph-rsid="00131d53" style:font-style-asian="italic" style:font-style-complex="italic"/>
    </style:style>
    <style:style style:name="P12" style:family="paragraph" style:parent-style-name="Standard">
      <style:paragraph-properties fo:text-align="start" style:justify-single-word="false"/>
      <style:text-properties fo:font-style="normal" style:text-underline-style="solid" style:text-underline-width="auto" style:text-underline-color="font-color" officeooo:rsid="001176d5" officeooo:paragraph-rsid="001176d5" style:font-style-asian="normal" style:font-style-complex="normal"/>
    </style:style>
    <style:style style:name="P13" style:family="paragraph" style:parent-style-name="Standard">
      <style:paragraph-properties fo:text-align="start" style:justify-single-word="false"/>
      <style:text-properties fo:font-style="normal" style:text-underline-style="solid" style:text-underline-width="auto" style:text-underline-color="font-color" officeooo:rsid="00131d53" officeooo:paragraph-rsid="00131d53" style:font-style-asian="normal" style:font-style-complex="normal"/>
    </style:style>
    <style:style style:name="P14" style:family="paragraph" style:parent-style-name="Standard" style:list-style-name="L6">
      <style:paragraph-properties fo:text-align="start" style:justify-single-word="false"/>
      <style:text-properties fo:font-style="normal" style:text-underline-style="solid" style:text-underline-width="auto" style:text-underline-color="font-color" officeooo:rsid="00131d53" officeooo:paragraph-rsid="00131d53" style:font-style-asian="normal" style:font-style-complex="normal"/>
    </style:style>
    <style:style style:name="P15" style:family="paragraph" style:parent-style-name="Standard" style:list-style-name="L6">
      <style:paragraph-properties fo:text-align="start" style:justify-single-word="false"/>
      <style:text-properties fo:font-style="normal" style:text-underline-style="solid" style:text-underline-width="auto" style:text-underline-color="font-color" officeooo:rsid="00135092" officeooo:paragraph-rsid="00135092" style:font-style-asian="normal" style:font-style-complex="normal"/>
    </style:style>
    <style:style style:name="P16" style:family="paragraph" style:parent-style-name="Standard" style:list-style-name="L6">
      <style:paragraph-properties fo:text-align="start" style:justify-single-word="false"/>
      <style:text-properties fo:font-style="normal" style:text-underline-style="solid" style:text-underline-width="auto" style:text-underline-color="font-color" officeooo:rsid="0014c51b" officeooo:paragraph-rsid="0014c51b" style:font-style-asian="normal" style:font-style-complex="normal"/>
    </style:style>
    <style:style style:name="P17" style:family="paragraph" style:parent-style-name="Standard" style:list-style-name="L5">
      <style:paragraph-properties fo:text-align="start" style:justify-single-word="false"/>
      <style:text-properties fo:font-style="normal" style:text-underline-style="none" officeooo:rsid="001176d5" officeooo:paragraph-rsid="001176d5" style:font-style-asian="normal" style:font-style-complex="normal"/>
    </style:style>
    <style:style style:name="T1" style:family="text">
      <style:text-properties officeooo:rsid="000f2495"/>
    </style:style>
    <style:style style:name="T2" style:family="text">
      <style:text-properties officeooo:rsid="000f2add"/>
    </style:style>
    <style:style style:name="T3" style:family="text">
      <style:text-properties fo:font-style="normal" style:font-style-asian="normal" style:font-style-complex="normal"/>
    </style:style>
    <style:style style:name="T4" style:family="text">
      <style:text-properties style:text-underline-style="none"/>
    </style:style>
    <style:style style:name="T5" style:family="text">
      <style:text-properties style:text-underline-style="none" officeooo:rsid="000f2495"/>
    </style:style>
    <style:style style:name="T6" style:family="text">
      <style:text-properties style:text-underline-style="none" officeooo:rsid="001176d5"/>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Groupe Calculs de Cycles <text:span text:style-name="T1">de protection pour r</text:span>éseaux</text:p>
      <text:p text:style-name="P1">Léo Andéol</text:p>
      <text:p text:style-name="P1">Lothair Kizardjian</text:p>
      <text:p text:style-name="P1">Cyril Govin</text:p>
      <text:p text:style-name="P1">Guillaume Chafiol</text:p>
      <text:p text:style-name="P1"/>
      <text:p text:style-name="P10">Cahier des charges</text:p>
      <text:p text:style-name="P2"/>
      <text:p text:style-name="P4"/>
      <text:p text:style-name="P4">Dans les réseaux d'aujourd’hui, la protection des communication contre les failles est une question importante. Une technique habituelle est le calcul des routes de secours pour contourner les éléments défaillants. C'est pourquoi le calcul des ensembles de cycles nous intéresse. </text:p>
      <text:p text:style-name="P4"/>
      <text:p text:style-name="P3">Objectif<text:span text:style-name="T2">s</text:span> :</text:p>
      <text:p text:style-name="P3"/>
      <text:list xml:id="list8849587273689915952" text:style-name="L7">
        <text:list-item>
          <text:p text:style-name="P9"><text:span text:style-name="T5">Générer des sous ensembles de cy</text:span><text:span text:style-name="T6">c</text:span><text:span text:style-name="T5">les indépendants dans le graphe</text:span></text:p>
        </text:list-item>
        <text:list-item>
          <text:p text:style-name="P6"><text:span text:style-name="T5">Générer des routes (chemins ou arbres)</text:span></text:p>
        </text:list-item>
        <text:list-item>
          <text:p text:style-name="P6"><text:span text:style-name="T5">Mesurer l’éfficacité d’un ensemble de cycles par rapport à l’ensemble des routes</text:span></text:p>
        </text:list-item>
        <text:list-item>
          <text:p text:style-name="P6"><text:span text:style-name="T5">Prendre en compte des limitations réelles telles que :</text:span></text:p>
        </text:list-item>
      </text:list>
      <text:list xml:id="list7340515044547433330" text:style-name="L3">
        <text:list-item>
          <text:list>
            <text:list-item>
              <text:list>
                <text:list-item>
                  <text:p text:style-name="P7">Routeurs multicast &amp; unicast</text:p>
                </text:list-item>
                <text:list-item>
                  <text:p text:style-name="P7">Limitations du nombre d’entrées/sorties par routeur, donc limitation du degré du noeud.</text:p>
                </text:list-item>
              </text:list>
            </text:list-item>
          </text:list>
        </text:list-item>
      </text:list>
      <text:p text:style-name="P4"/>
      <text:p text:style-name="P12">Critères :</text:p>
      <text:p text:style-name="P12"/>
      <text:list xml:id="list8481709273168656088" text:style-name="L5">
        <text:list-item>
          <text:p text:style-name="P17">Utilisation d’un type de fichier qui garde toutes les information utiles (noms, sens, couleurs, multicast ou unicast)</text:p>
        </text:list-item>
        <text:list-item>
          <text:p text:style-name="P17">Visualisation des graphes : soit par une GUI, soit avec une application tierce</text:p>
        </text:list-item>
        <text:list-item>
          <text:p text:style-name="P8"><text:span text:style-name="T3">Vitesse de calcul maximum : les algorithmes peuvent être long sur de gros graphes, optimisation et bon choix de langage/bilbiothèques nécessaires</text:span></text:p>
        </text:list-item>
      </text:list>
      <text:p text:style-name="P11"/>
      <text:p text:style-name="P13">Fonctionnalités :</text:p>
      <text:p text:style-name="P13"><text:span text:style-name="T4"><text:tab/></text:span></text:p>
      <text:list xml:id="list4830838248621549535" text:style-name="L6">
        <text:list-item>
          <text:p text:style-name="P14"><text:span text:style-name="T4">Import de fichiers contenant des graphes en format DOT</text:span></text:p>
        </text:list-item>
        <text:list-item>
          <text:p text:style-name="P15"><text:span text:style-name="T4">Création de graphes en ligne de commande</text:span></text:p>
        </text:list-item>
        <text:list-item>
          <text:p text:style-name="P15"><text:span text:style-name="T4">Création de graphes graphiquement</text:span></text:p>
        </text:list-item>
        <text:list-item>
          <text:p text:style-name="P15"><text:span text:style-name="T4">Export de graphe en format DOT</text:span></text:p>
        </text:list-item>
        <text:list-item>
          <text:p text:style-name="P15"><text:span text:style-name="T4">Calculs de cycles pour un graphe</text:span></text:p>
        </text:list-item>
        <text:list-item>
          <text:p text:style-name="P15"><text:span text:style-name="T4">Calculs de routes pour un graphe</text:span></text:p>
        </text:list-item>
        <text:list-item>
          <text:p text:style-name="P15"><text:span text:style-name="T4">Comparaison des cycles et des routes pour un graphe, en durée de calcul et en éfficacité</text:span></text:p>
        </text:list-item>
        <text:list-item>
          <text:p text:style-name="P15"><text:span text:style-name="T4">Comparaison entre plusieurs algorithmes de calculs de cycles/routes.</text:span></text:p>
        </text:list-item>
        <text:list-item>
          <text:p text:style-name="P15"><text:span text:style-name="T4">Graphe orienté</text:span></text:p>
        </text:list-item>
        <text:list-item>
          <text:p text:style-name="P15"><text:span text:style-name="T4">Contrôle pour chaque noeud, multicast ou unicast</text:span></text:p>
        </text:list-item>
        <text:list-item>
          <text:p text:style-name="P15"><text:span text:style-name="T4">Contrôle de l’état de chaque noeud</text:span></text:p>
        </text:list-item>
        <text:list-item>
          <text:p text:style-name="P16"><text:span text:style-name="T4">Affichage de toutes les informations de chaque noeud</text:span></text:p>
          <text:p text:style-name="P16"><text:span text:style-name="T4"/></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 PL UMing CN" svg:font-family="'AR PL UMing CN'"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HK" style:letter-kerning="true" style:font-name-asian="AR PL UMing CN"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HK" style:letter-kerning="true" style:font-name-asian="AR PL UMing CN"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UMing CN" style:font-family-asian="'AR PL UMing CN'"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06T12:55:35.792196830</meta:creation-date>
    <dc:date>2016-11-06T20:27:18.291275659</dc:date>
    <meta:editing-duration>PT5H55M18S</meta:editing-duration>
    <meta:editing-cycles>7</meta:editing-cycles>
    <meta:generator>LibreOffice/5.2.3.3$Linux_X86_64 LibreOffice_project/20m0$Build-3</meta:generator>
    <meta:document-statistic meta:table-count="0" meta:image-count="0" meta:object-count="0" meta:page-count="1" meta:paragraph-count="33" meta:word-count="276" meta:character-count="1682" meta:non-whitespace-character-count="1457"/>
  </office:meta>
</office:document-meta>
</file>